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2.6854in"/>
    </style:style>
    <style:style style:name="co3" style:family="table-column">
      <style:table-column-properties fo:break-before="auto" style:column-width="1.7882in"/>
    </style:style>
    <style:style style:name="co4" style:family="table-column">
      <style:table-column-properties fo:break-before="auto" style:column-width="1.7598in"/>
    </style:style>
    <style:style style:name="co5" style:family="table-column">
      <style:table-column-properties fo:break-before="auto" style:column-width="1.795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6807in" fo:break-before="auto" style:use-optimal-row-height="false"/>
    </style:style>
    <style:style style:name="ro3" style:family="table-row">
      <style:table-row-properties style:row-height="0.678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fo:wrap-option="no-wrap" style:vertical-align="top"/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5" table:number-columns-repeated="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rst name should be alphabet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valid</text:p>
          </table:table-cell>
          <table:table-cell table:style-name="ce1" table:number-columns-repeated="2"/>
          <table:table-cell table:style-name="ce5" table:number-columns-repeated="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irst name should not be numeri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irst name should not have special character</text:p>
          </table:table-cell>
          <table:table-cell office:value-type="string" calcext:value-type="string">
            <text:p>@@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irst name should not be combination of alphabet and numeric </text:p>
          </table:table-cell>
          <table:table-cell office:value-type="string" calcext:value-type="string">
            <text:p>na234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3">
          <table:table-cell table:style-name="ce2"/>
          <table:table-cell table:style-name="ce4" office:value-type="string" calcext:value-type="string">
            <text:p>Email test cases</text:p>
          </table:table-cell>
          <table:table-cell table:number-columns-repeated="2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mail must contain @ <text:s/>before .com</text:p>
          </table:table-cell>
          <table:table-cell office:value-type="string" calcext:value-type="string">
            <text:p><text:a xlink:href="mailto:n@gmail.com" xlink:type="simple">n@gmail.com</text:a>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irst character should be alphabet</text:p>
          </table:table-cell>
          <table:table-cell office:value-type="string" calcext:value-type="string">
            <text:p><text:a xlink:href="mailto:nabin123@gmail.com" xlink:type="simple">nabin123@gmail.com</text:a>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mail should not start with numeric value</text:p>
          </table:table-cell>
          <table:table-cell office:value-type="string" calcext:value-type="string">
            <text:p><text:a xlink:href="mailto:123nabin@gmail.com" xlink:type="simple">123nabin@gmail.com</text:a>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2">
          <table:table-cell/>
          <table:table-cell table:style-name="ce4" office:value-type="string" calcext:value-type="string">
            <text:p>Business phone test cases</text:p>
          </table:table-cell>
          <table:table-cell table:number-columns-repeated="2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ength of phone number should be 10</text:p>
          </table:table-cell>
          <table:table-cell office:value-type="float" office:value="9898989898" calcext:value-type="float">
            <text:p>9898989898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ess than 10 digit number</text:p>
          </table:table-cell>
          <table:table-cell office:value-type="float" office:value="989898989" calcext:value-type="float">
            <text:p>989898989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reater than 10 digit number</text:p>
          </table:table-cell>
          <table:table-cell office:value-type="float" office:value="99898989898" calcext:value-type="float">
            <text:p>99898989898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string" calcext:value-type="string">
            <text:p>company name</text:p>
          </table:table-cell>
          <table:table-cell table:number-columns-repeated="2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ompany name should started with alphabet</text:p>
          </table:table-cell>
          <table:table-cell office:value-type="string" calcext:value-type="string">
            <text:p>torry harris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ompany name should not started with numeric</text:p>
          </table:table-cell>
          <table:table-cell office:value-type="string" calcext:value-type="string">
            <text:p>123torry harris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4">
          <table:table-cell/>
          <table:table-cell table:style-name="ce4" office:value-type="string" calcext:value-type="string">
            <text:p>job title</text:p>
          </table:table-cell>
          <table:table-cell table:number-columns-repeated="2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job title should be alphabet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job title should not be alphabet</text:p>
          </table:table-cell>
          <table:table-cell office:value-type="string" calcext:value-type="string">
            <text:p>123software engineer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5">
          <table:table-cell/>
          <table:table-cell office:value-type="string" calcext:value-type="string">
            <text:p>Address</text:p>
          </table:table-cell>
          <table:table-cell table:number-columns-repeated="2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ddress should not null</text:p>
          </table:table-cell>
          <table:table-cell/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ddress is combination of number,alphabet and special character</text:p>
          </table:table-cell>
          <table:table-cell table:style-name="ce4" office:value-type="string" calcext:value-type="string">
            <text:p>#1,main road ,Pipara-1 dhekaha(Nepal)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ddress must contain house number,street,state and country name</text:p>
          </table:table-cell>
          <table:table-cell table:style-name="ce4" office:value-type="string" calcext:value-type="string">
            <text:p>#1,main road ,Pipara-1 dhekaha(Nepal)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3">
          <table:table-cell/>
          <table:table-cell office:value-type="string" calcext:value-type="string">
            <text:p>Zip code</text:p>
          </table:table-cell>
          <table:table-cell table:number-columns-repeated="2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Zip code should be 6 digit number</text:p>
          </table:table-cell>
          <table:table-cell office:value-type="float" office:value="560097" calcext:value-type="float">
            <text:p>560097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Zip code should not contain alphabet</text:p>
          </table:table-cell>
          <table:table-cell office:value-type="string" calcext:value-type="string">
            <text:p>na560097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string" calcext:value-type="string">
            <text:p>Country</text:p>
          </table:table-cell>
          <table:table-cell table:number-columns-repeated="2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ountry name first letter should capital letter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pace also used in country name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valid</text:p>
          </table:table-cell>
          <table:table-cell table:number-columns-repeated="2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ountry name should not combination of number</text:p>
          </table:table-cell>
          <table:table-cell office:value-type="string" calcext:value-type="string">
            <text:p>12Nepal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pecial Character should not allow</text:p>
          </table:table-cell>
          <table:table-cell office:value-type="string" calcext:value-type="string">
            <text:p>@Nepal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name should full small or capital if few letter should small and capita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ot valid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0:09:27.547000000</meta:creation-date>
    <dc:date>2021-10-22T12:01:43.524000000</dc:date>
    <meta:editing-duration>PT1H10M15S</meta:editing-duration>
    <meta:editing-cycles>3</meta:editing-cycles>
    <meta:generator>LibreOffice/7.0.4.2$Windows_X86_64 LibreOffice_project/dcf040e67528d9187c66b2379df5ea4407429775</meta:generator>
    <meta:document-statistic meta:table-count="1" meta:cell-count="108" meta:object-count="0"/>
  </office:meta>
</office:document-meta>
</file>